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4" table:formula="of:=SUM([.N3:.R3])" table:style-name="ce8">
            <text:p>14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70" table:formula="of:=SUM([.S3];[.M3];[.G3];[.Y3])" table:style-name="ce9">
            <text:p>7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4:.L4])" table:style-name="ce8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6" table:formula="of:=SUM([.N4:.R4])" table:style-name="ce8">
            <text:p>6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0" table:formula="of:=SUM([.S4];[.M4];[.G4];[.Y4])" table:style-name="ce9">
            <text:p>2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5:.L5])" table:style-name="ce8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5" table:formula="of:=SUM([.S5];[.M5];[.G5];[.Y5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formula="of:=SUM([.N6:.R6])" table:style-name="ce8">
            <text:p>3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2" table:formula="of:=SUM([.S6];[.M6];[.G6];[.Y6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5" table:formula="of:=SUM([.H7:.L7])" table:style-name="ce8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20" table:formula="of:=SUM([.N7:.R7])" table:style-name="ce8">
            <text:p>2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8.5" table:formula="of:=SUM([.S7];[.M7];[.G7];[.Y7])" table:style-name="ce9">
            <text:p>28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table:style-name="ce7"/>
          <table:table-cell office:value-type="float" office:value="16" table:formula="of:=SUM([.H8:.L8])" table:style-name="ce8">
            <text:p>16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16" table:formula="of:=SUM([.N8:.R8])" table:style-name="ce8">
            <text:p>16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32" table:formula="of:=SUM([.S8];[.M8];[.G8];[.Y8])" table:style-name="ce9">
            <text:p>3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formula="of:=SUM([.N9:.R9])" table:style-name="ce8">
            <text:p>6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6" table:formula="of:=SUM([.S9];[.M9];[.G9];[.Y9])" table:style-name="ce9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table:style-name="ce14"/>
          <table:table-cell office:value-type="float" office:value="4" table:formula="of:=SUM([.N10:.R10])" table:style-name="ce15">
            <text:p>4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4" table:formula="of:=SUM([.S10];[.M10];[.G10];[.Y10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68" table:formula="of:=SUM([.M3:.M10])" table:style-name="ce4">
            <text:p>68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69" table:formula="of:=SUM([.S3:.S10])" table:style-name="ce4">
            <text:p>69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97.5" table:formula="of:=SUM([.Z3:.Z10])" table:style-name="ce21">
            <text:p>197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28T22:33:12Z</dc:date>
    <meta:editing-cycles>10</meta:editing-cycles>
    <meta:editing-duration>PT977S</meta:editing-duration>
  </office:meta>
</office:document-meta>
</file>